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9000000946D65AD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color="#0d0d0d" style:font-name="Berlin Sans FB Demi" fo:font-size="28pt" fo:font-weight="bold" style:font-name-asian="F" style:font-size-asian="28pt" style:font-weight-asian="bold" style:font-name-complex="F" style:font-size-complex="28pt"/>
    </style:style>
    <style:style style:name="T4" style:family="text">
      <style:text-properties officeooo:rsid="001c3850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right" style:horizontal-rel="page-content" fo:background-color="#ffffff" style:background-transparency="0%" draw:fill="solid" fo:padding-left="0.1in" fo:padding-right="0.1in" fo:padding-top="0.1in" fo:padding-bottom="0in" fo:border="0.99pt solid #5b9bd5" draw:textarea-vertical-align="top">
        <style:background-image/>
      </style:graphic-properties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fo:background-color="transparent" style:background-transparency="100%" draw:fill="bitmap" fo:padding-left="0.1in" fo:padding-right="0.1in" fo:padding-top="0.05in" fo:padding-bottom="0.05in" fo:border="0.06pt solid #000000" style:shadow="#000000 0.1772in 0.1772in" draw:shadow-opacity="30%" draw:textarea-vertical-align="middle">
        <style:background-image xlink:href="Pictures/1000020100000289000000946D65ADD9.png" xlink:type="simple" xlink:actuate="onLoad" style:position="center center" style:repeat="no-repeat" draw:opacity="100%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Text Box 6" text:anchor-type="paragraph" svg:y="1.239in" svg:width="6.4362in" svg:height="7.4173in" draw:z-index="1"><draw:text-box><text:p text:style-name="Frame_20_contents"><text:span text:style-name="T1">Export Data from /user/cloudera/problem1/customers/textdata to customer_exported table in mysql.</text:span><text:span text:style-name="T2"> Null String: EMPTY,Null Non-String: 0,Mapper: 3</text:span></text:p><text:p text:style-name="P2"/><text:p text:style-name="Frame_20_contents">Sqoop export \</text:p><text:p text:style-name="Frame_20_contents">--connect jdbc:mysql://localhost/retail_db \</text:p><text:p text:style-name="Frame_20_contents">--username root \</text:p><text:p text:style-name="Frame_20_contents">--password cloudera \</text:p><text:p text:style-name="Frame_20_contents">--table customer_exported <text:span text:style-name="T4">\</text:span></text:p><text:p text:style-name="Frame_20_contents">--export-dir /user/cloudera/problem1/customers/textdata<text:span text:style-name="T4"> \</text:span></text:p><text:p text:style-name="Frame_20_contents">--input-fields-terminated-by ‘*’<text:span text:style-name="T4"> <text:s/>\</text:span></text:p><text:p text:style-name="Frame_20_contents">--input-null-string ‘EMPTY’<text:span text:style-name="T4"> \</text:span></text:p><text:p text:style-name="Frame_20_contents">--input-null-non-string ‘0’<text:span text:style-name="T4"> \</text:span></text:p><text:p text:style-name="Frame_20_contents">-m 3</text:p><text:p text:style-name="Frame_20_contents"/><text:p text:style-name="Frame_20_contents"><text:span text:style-name="T1">Export Data from hive table product_hive to mysql table product_exported.</text:span></text:p><text:p text:style-name="P2"/><text:p text:style-name="Frame_20_contents">Sqoop export \</text:p><text:p text:style-name="Frame_20_contents">--connect jdbc:mysql://localhost/retail_d<text:bookmark text:name="_GoBack"/>b \</text:p><text:p text:style-name="Frame_20_contents">--username root \</text:p><text:p text:style-name="Frame_20_contents">--password cloudera \</text:p><text:p text:style-name="Frame_20_contents">--table product_exported<text:span text:style-name="T4"> \</text:span></text:p><text:p text:style-name="Frame_20_contents">--hcatalog-table product_hive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2" draw:name="Rectangle 195" text:anchor-type="paragraph" svg:x="-0.0465in" svg:y="0.0626in" svg:width="6.6508in" svg:height="0.6602in" draw:z-index="0"><draw:text-box><text:p text:style-name="Frame_20_contents"><text:span text:style-name="T3"><text:s text:c="6"/><text:tab/><text:tab/><text:tab/>Sqoop Export</text:span></text:p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msFillBitmap_20_1" draw:display-name="msFillBitmap 1" xlink:href="Pictures/1000020100000289000000946D65ADD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deep Kaur 2</meta:initial-creator>
    <meta:editing-cycles>9</meta:editing-cycles>
    <meta:creation-date>2019-01-20T06:22:00</meta:creation-date>
    <dc:date>2019-01-23T02:44:44.228252505</dc:date>
    <meta:editing-duration>PT1M37S</meta:editing-duration>
    <meta:generator>LibreOffice/4.3.7.2$Linux_X86_64 LibreOffice_project/430$Build-2</meta:generator>
    <meta:document-statistic meta:table-count="0" meta:image-count="0" meta:object-count="0" meta:page-count="1" meta:paragraph-count="19" meta:word-count="86" meta:character-count="666" meta:non-whitespace-character-count="602"/>
    <meta:user-defined meta:name="AppVersion">16.0000</meta:user-defined>
    <meta:user-defined meta:name="Company">Sapi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